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73mm"/>
    </style:style>
    <style:style style:name="co6" style:family="table-column">
      <style:table-column-properties fo:break-before="auto" style:column-width="19.35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7" office:value-type="string" calcext:value-type="string">
            <text:p>For controls 8 to 24 kit number is OR’d with 3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7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 to 127</text:p>
          </table:table-cell>
          <table:table-cell table:style-name="ce7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table:number-columns-repeated="2"/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10:09:23.442681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9-17T14:54:22.505663203</dc:date>
    <meta:editing-duration>P1DT8H44M45S</meta:editing-duration>
    <meta:editing-cycles>151</meta:editing-cycles>
    <meta:generator>LibreOffice/5.2.1.2$Linux_X86_64 LibreOffice_project/20m0$Build-2</meta:generator>
    <meta:document-statistic meta:table-count="1" meta:cell-count="3129" meta:object-count="0"/>
  </office:meta>
</office:document-meta>
</file>